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root>
        <mn>2</mn>
        <mi mathvariant="italic">MAT</mi>
      </mroot>
      <mi mathvariant="italic">jvoisin</mi>
    </mrow>
    <annotation encoding="StarMath 5.0"> nroot MAT2 jvoisin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Voisin</meta:initial-creator>
    <meta:creation-date>2018-04-23T00:18:59.438231281</meta:creation-date>
    <dc:date>2018-04-23T00:20:23.978564933</dc:date>
    <dc:creator>Julien Voisin</dc:creator>
    <meta:editing-duration>PT1M24S</meta:editing-duration>
    <meta:editing-cycles>1</meta:editing-cycles>
    <meta:generator>LibreOffice/5.4.6.2$Linux_X86_64 LibreOffice_project/40m0$Build-2</meta:generator>
  </office:meta>
</office:document-meta>
</file>